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weight="bold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4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5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6" style:family="paragraph" style:parent-style-name="Heading_20_4">
      <style:paragraph-properties fo:line-height="120%"/>
      <style:text-properties fo:font-weight="bold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e133f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977204" loext:opacity="100%" fo:background-color="#fff3cd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19" style:family="paragraph" style:parent-style-name="Text_20_body">
      <style:paragraph-properties fo:margin-top="0cm" fo:margin-bottom="0cm" style:contextual-spacing="false" fo:text-align="start" style:justify-single-word="false"/>
      <style:text-properties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officeooo:paragraph-rsid="000e133f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1" style:family="text">
      <style:text-properties fo:color="#052025" loext:opacity="100%" fo:background-color="#e9f6f8" loext:char-shading-value="0"/>
    </style:style>
    <style:style style:name="T2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3" style:family="text">
      <style:text-properties fo:background-color="#e9f6f8" loext:char-shading-value="0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officeooo:rsid="000e133f" style:text-blinking="false" fo:background-color="#505050" loext:char-shading-value="0"/>
    </style:style>
    <style:style style:name="T6" style:family="text">
      <style:text-properties officeooo:rsid="000e133f"/>
    </style:style>
    <style:style style:name="T7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8" style:family="text">
      <style:text-properties officeooo:rsid="000e133f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8f9fa" fo:margin-left="0cm" fo:margin-right="0cm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platon.campograndeformacion.com/mod/quiz/review.php?attempt=714&amp;cmid=26080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">aabaaadaac</text:span></text:p>
      <text:p text:style-name="P8"><text:a xlink:type="simple" xlink:href="https://platon.campograndeformacion.com/mod/quiz/view.php?id=26080" text:style-name="Internet_20_link" text:visited-style-name="Visited_20_Internet_20_Link"><text:span text:style-name="T4">MF0950-UF1304.<text:line-break/>Test de Evaluación Tema 2</text:span></text:a> </text:p>
      <text:section text:style-name="Sect1" text:name="yui_3_17_2_1_1683239158756_134">
        <text:section text:style-name="Sect1" text:name="question-722-1">
          <text:p text:style-name="P7"><text:bookmark text:name="question-722-1"/></text:p>
          <text:section text:style-name="Sect1" text:name="Sección1">
            <text:section text:style-name="Sect2" text:name="yui_3_17_2_1_1683239158756_148">
              <text:h text:style-name="P1" text:outline-level="3"><text:bookmark text:name="yui_3_17_2_1_1683239158756_147"/>Pregunta 1</text:h>
            </text:section>
            <text:p text:style-name="P24"><text:span text:style-name="T3">¿Para qué sirven las plantillas web?</text:span></text:p>
            <text:section text:style-name="Sect1" text:name="q722:1_answer0_label">
              <text:p text:style-name="P25"><text:span text:style-name="T6">*a.</text:span>Para agilizar el desarrollo de una web</text:p>
            </text:section>
            <text:section text:style-name="Sect1" text:name="q722:1_answer1_label">
              <text:p text:style-name="P26"><text:span text:style-name="T7">b.</text:span>Por si no conoce el lenguaje de programación con el que quiere crear la web</text:p>
            </text:section>
            <text:section text:style-name="Sect1" text:name="q722:1_answer2_label">
              <text:p text:style-name="P26"><text:span text:style-name="T7">c.</text:span>Para copiar de manera idéntica otra web</text:p>
            </text:section>
            <text:section text:style-name="Sect1" text:name="q722:1_answer3_label">
              <text:p text:style-name="P26"><text:span text:style-name="T7">d.</text:span>Para nada, porque al final hace el mismo trabajo</text:p>
            </text:section>
            <text:p text:style-name="P22"><draw:frame draw:style-name="fr1" draw:name="Marco2" text:anchor-type="char" svg:width="0.041cm" draw:z-index="0"><draw:text-box fo:min-height="0.041cm"><text:h text:style-name="P6" text:outline-level="4">Retroalimentación</text:h></draw:text-box></draw:frame>¡Correcto! Las plantillas son de gran utilidad para ahorrar tiempo.</text:p>
          </text:section>
          <text:section text:style-name="Sect1" text:name="question-722-2">
            <text:h text:style-name="P4" text:outline-level="3">Pregunta 2</text:h>
            <text:p text:style-name="P27">¿Qué es lo más importante especificar en una plantilla?</text:p>
            <text:section text:style-name="Sect1" text:name="q722:2_answer0_label">
              <text:p text:style-name="P27"><text:span text:style-name="T6">*a.</text:span>Los campos modificables de los no modificables</text:p>
            </text:section>
            <text:section text:style-name="Sect1" text:name="q722:2_answer1_label">
              <text:p text:style-name="P26"><text:span text:style-name="T7">b.</text:span>Las imágenes</text:p>
            </text:section>
            <text:section text:style-name="Sect1" text:name="q722:2_answer2_label">
              <text:p text:style-name="P26"><text:span text:style-name="T7">c.</text:span>Los enlaces</text:p>
            </text:section>
            <text:section text:style-name="Sect1" text:name="q722:2_answer3_label">
              <text:p text:style-name="P26"><text:span text:style-name="T7">d.</text:span>El lenguaje de programación</text:p>
            </text:section>
            <text:p text:style-name="P22"><draw:frame draw:style-name="fr1" draw:name="Marco4" text:anchor-type="char" svg:width="0.041cm" draw:z-index="1"><draw:text-box fo:min-height="0.041cm"><text:h text:style-name="P6" text:outline-level="4">Retroalimentación</text:h></draw:text-box></draw:frame>¡Correcto! Todas las posibilidades que tenga dependerán de estos campos.</text:p>
          </text:section>
          <text:section text:style-name="Sect1" text:name="question-722-3">
            <text:h text:style-name="P4" text:outline-level="3">Pregunta 3</text:h>
            <text:p text:style-name="P27">¿Cuándo debe utilizar una plantilla?</text:p>
            <text:section text:style-name="Sect1" text:name="q722:3_answer0_label">
              <text:p text:style-name="P27"><text:span text:style-name="T6">a.</text:span>Siempre</text:p>
            </text:section>
            <text:section text:style-name="Sect1" text:name="q722:3_answer1_label">
              <text:p text:style-name="P26"><text:span text:style-name="T8">*</text:span><text:span text:style-name="T7">b.</text:span>En caso de que utilizándola gane tiempo</text:p>
            </text:section>
            <text:section text:style-name="Sect1" text:name="q722:3_answer2_label">
              <text:p text:style-name="P26"><text:span text:style-name="T7">c.</text:span>Cuando sea un trabajo sencillo de realizar</text:p>
            </text:section>
            <text:section text:style-name="Sect1" text:name="q722:3_answer3_label">
              <text:p text:style-name="P26"><text:span text:style-name="T7">d.</text:span>Solo cuando no haya que pagarla</text:p>
            </text:section>
            <text:p text:style-name="P22"><draw:frame draw:style-name="fr1" draw:name="Marco6" text:anchor-type="char" svg:width="0.041cm" draw:z-index="2"><draw:text-box fo:min-height="0.041cm"><text:h text:style-name="P6" text:outline-level="4">Retroalimentación</text:h></draw:text-box></draw:frame>¡Correcto! En caso de que no ahorre tiempo, utilizar una plantillas carece de sentido.</text:p>
          </text:section>
          <text:section text:style-name="Sect1" text:name="question-722-4">
            <text:h text:style-name="P4" text:outline-level="3">Pregunta 4</text:h>
            <text:p text:style-name="P25">¿Qué deberá siempre aparece en una plantilla?</text:p>
            <text:section text:style-name="Sect1" text:name="q722:4_answer0_label">
              <text:p text:style-name="P25"><text:span text:style-name="T6">*a.</text:span>Campos no modificables</text:p>
            </text:section>
            <text:section text:style-name="Sect1" text:name="q722:4_answer1_label">
              <text:p text:style-name="P26"><text:span text:style-name="T7">b.</text:span>Campos modificables</text:p>
            </text:section>
            <text:section text:style-name="Sect1" text:name="q722:4_answer2_label">
              <text:p text:style-name="P26"><text:span text:style-name="T7">c.</text:span>Imágenes</text:p>
            </text:section>
            <text:section text:style-name="Sect1" text:name="q722:4_answer3_label">
              <text:p text:style-name="P26"><text:span text:style-name="T7">d.</text:span>Comentarios</text:p>
            </text:section>
            <text:p text:style-name="P22"><draw:frame draw:style-name="fr1" draw:name="Marco8" text:anchor-type="char" svg:width="0.041cm" draw:z-index="3"><draw:text-box fo:min-height="0.041cm"><text:h text:style-name="P6" text:outline-level="4">Retroalimentación</text:h></draw:text-box></draw:frame>¡Correcto! Este es un requisito obligatorio para cualquier plantilla.</text:p>
          </text:section>
          <text:section text:style-name="Sect1" text:name="question-722-5">
            <text:h text:style-name="P4" text:outline-level="3"/>
            <text:h text:style-name="P5" text:outline-level="3">Pregunta 5</text:h>
            <text:p text:style-name="P25">¿Qué diferencia hay entre las casillas de verificación y los botones de radio?</text:p>
            <text:section text:style-name="Sect1" text:name="q722:5_answer0_label">
              <text:p text:style-name="P25"><text:span text:style-name="T6">*a.</text:span>Que las casillas no son excluyentes entre sí</text:p>
            </text:section>
            <text:section text:style-name="Sect1" text:name="q722:5_answer1_label">
              <text:p text:style-name="P26"><text:span text:style-name="T7">b.</text:span>Que los botones de radio no son excluyentes entre sí</text:p>
            </text:section>
            <text:section text:style-name="Sect1" text:name="q722:5_answer2_label">
              <text:p text:style-name="P26"><text:span text:style-name="T7">c.</text:span>No tienen ninguna diferencia</text:p>
            </text:section>
            <text:section text:style-name="Sect1" text:name="q722:5_answer3_label">
              <text:p text:style-name="P26"><text:span text:style-name="T7">d.</text:span>La diferencia es solo a nivel gráfico</text:p>
            </text:section>
            <text:p text:style-name="P22"><draw:frame draw:style-name="fr1" draw:name="Marco10" text:anchor-type="char" svg:width="0.041cm" draw:z-index="4"><draw:text-box fo:min-height="0.041cm"><text:h text:style-name="P6" text:outline-level="4">Retroalimentación</text:h></draw:text-box></draw:frame>¡Correcto! Si quiere crear una lista con múltiples opciones, se utilizan casillas de verificación.</text:p>
          </text:section>
          <text:section text:style-name="Sect1" text:name="question-722-6">
            <text:h text:style-name="P4" text:outline-level="3">Pregunta 6</text:h>
            <text:p text:style-name="P25">¿Qué es un CMS?</text:p>
            <text:section text:style-name="Sect1" text:name="q722:6_answer0_label">
              <text:p text:style-name="P25"><text:span text:style-name="T6">*a.</text:span>Un sistema de gestión de contenidos</text:p>
            </text:section>
            <text:section text:style-name="Sect1" text:name="q722:6_answer1_label">
              <text:p text:style-name="P26"><text:span text:style-name="T7">b.</text:span>Una herramienta de programación</text:p>
            </text:section>
            <text:section text:style-name="Sect1" text:name="q722:6_answer2_label">
              <text:p text:style-name="P26"><text:span text:style-name="T7">c.</text:span>Una aplicación de manejo de software</text:p>
            </text:section>
            <text:section text:style-name="Sect1" text:name="q722:6_answer3_label">
              <text:p text:style-name="P26"><text:span text:style-name="T7">d.</text:span>Ninguna de estas opciones</text:p>
            </text:section>
            <text:p text:style-name="P22"><draw:frame draw:style-name="fr1" draw:name="Marco12" text:anchor-type="char" svg:width="0.041cm" draw:z-index="5"><draw:text-box fo:min-height="0.041cm"><text:h text:style-name="P6" text:outline-level="4">Retroalimentación</text:h></draw:text-box></draw:frame>¡Correcto! Estos sistemas facilitan mucho la creación de páginas web.</text:p>
          </text:section>
          <text:section text:style-name="Sect1" text:name="question-722-7">
            <text:h text:style-name="P4" text:outline-level="3">Pregunta 7</text:h>
            <text:p text:style-name="P25">¿Qué debe hacer para buscar una plantilla en internet?</text:p>
            <text:section text:style-name="Sect1" text:name="q722:7_answer0_label">
              <text:p text:style-name="P25"><text:span text:style-name="T6">a.</text:span>Buscar solo especificando donde quiera publicarla</text:p>
            </text:section>
            <text:section text:style-name="Sect1" text:name="q722:7_answer1_label">
              <text:p text:style-name="P26"><text:span text:style-name="T7">b.</text:span>Buscar especificando el CMS</text:p>
            </text:section>
            <text:section text:style-name="Sect1" text:name="q722:7_answer2_label">
              <text:p text:style-name="P26"><text:span text:style-name="T7">c.</text:span>Buscar una plantilla cualquiera</text:p>
            </text:section>
            <text:section text:style-name="Sect1" text:name="q722:7_answer3_label">
              <text:p text:style-name="P26"><text:span text:style-name="T8">*</text:span><text:span text:style-name="T7">d.</text:span>Especificar la función, el lenguaje y dónde quiera ubicarla</text:p>
            </text:section>
            <text:p text:style-name="P22"><draw:frame draw:style-name="fr1" draw:name="Marco14" text:anchor-type="char" svg:width="0.041cm" draw:z-index="6"><draw:text-box fo:min-height="0.041cm"><text:h text:style-name="P6" text:outline-level="4">Retroalimentación</text:h></draw:text-box></draw:frame>¡Correcto! Estas especificaciones harán que la búsqeuda sea más eficiente.</text:p>
          </text:section>
          <text:section text:style-name="Sect1" text:name="question-722-8">
            <text:h text:style-name="P4" text:outline-level="3">Pregunta 8</text:h>
            <text:p text:style-name="P25">¿Qué debe hacer antes de aplicar una plantilla en su sitio web?</text:p>
            <text:section text:style-name="Sect1" text:name="q722:8_answer0_label">
              <text:p text:style-name="P25"><text:span text:style-name="T6">*a.</text:span>Una copia de seguridad del sitio</text:p>
            </text:section>
            <text:section text:style-name="Sect1" text:name="q722:8_answer1_label">
              <text:p text:style-name="P26"><text:span text:style-name="T7">b.</text:span>Eliminar todo el contenido</text:p>
            </text:section>
            <text:section text:style-name="Sect1" text:name="q722:8_answer2_label">
              <text:p text:style-name="P26"><text:span text:style-name="T7">c.</text:span>Empezar la página de cero</text:p>
            </text:section>
            <text:section text:style-name="Sect1" text:name="q722:8_answer3_label">
              <text:p text:style-name="P26"><text:span text:style-name="T7">d.</text:span>Nada, tan solo aplicarla</text:p>
            </text:section>
            <text:p text:style-name="P22"><draw:frame draw:style-name="fr1" draw:name="Marco16" text:anchor-type="char" svg:width="0.041cm" draw:z-index="7"><draw:text-box fo:min-height="0.041cm"><text:h text:style-name="P6" text:outline-level="4">Retroalimentación</text:h></draw:text-box></draw:frame>¡Correcto! Siempre que modifique una web debe hacer una copia de seguridad.</text:p>
          </text:section>
          <text:section text:style-name="Sect1" text:name="question-722-9">
            <text:h text:style-name="P4" text:outline-level="3">Pregunta 9</text:h>
            <text:p text:style-name="P25">Si quisiera utilizar un CMS con diseño modular, ¿cuál escogería?</text:p>
            <text:section text:style-name="Sect1" text:name="q722:9_answer0_label">
              <text:p text:style-name="P25"><text:span text:style-name="T6">*a.</text:span>Drupal</text:p>
            </text:section>
            <text:section text:style-name="Sect1" text:name="q722:9_answer1_label">
              <text:p text:style-name="P26"><text:span text:style-name="T7">b.</text:span>Joomla</text:p>
            </text:section>
            <text:section text:style-name="Sect1" text:name="q722:9_answer2_label">
              <text:p text:style-name="P26"><text:span text:style-name="T7">c.</text:span>WordPress</text:p>
            </text:section>
            <text:section text:style-name="Sect1" text:name="q722:9_answer3_label">
              <text:p text:style-name="P26"><text:span text:style-name="T7">d.</text:span>Prestashop</text:p>
            </text:section>
            <text:p text:style-name="P22"><draw:frame draw:style-name="fr1" draw:name="Marco18" text:anchor-type="char" svg:width="0.041cm" draw:z-index="8"><draw:text-box fo:min-height="0.041cm"><text:h text:style-name="P6" text:outline-level="4">Retroalimentación</text:h></draw:text-box></draw:frame>¡Correcto! Este CMS se define por ser modular.</text:p>
          </text:section>
          <text:section text:style-name="Sect1" text:name="question-722-10">
            <text:h text:style-name="P4" text:outline-level="3"/>
            <text:h text:style-name="P5" text:outline-level="3">Pregunta 10</text:h>
            <text:section text:style-name="Sect1" text:name="yui_3_17_2_1_1683239158756_140">
              <text:p text:style-name="P13">Si quisiera crear una tienda online ¿qué CMS utilizaría?</text:p>
              <text:section text:style-name="Sect1" text:name="q722:10_answer0_label">
                <text:p text:style-name="P25"><text:span text:style-name="T6">a.</text:span>Drupal</text:p>
              </text:section>
              <text:section text:style-name="Sect1" text:name="q722:10_answer1_label">
                <text:p text:style-name="P26"><text:span text:style-name="T7">b.</text:span>Joomla</text:p>
              </text:section>
              <text:section text:style-name="Sect1" text:name="q722:10_answer2_label">
                <text:p text:style-name="P26"><text:span text:style-name="T8">*</text:span><text:span text:style-name="T7">c.</text:span>Prestashop</text:p>
              </text:section>
              <text:section text:style-name="Sect1" text:name="q722:10_answer3_label">
                <text:p text:style-name="P26"><text:span text:style-name="T7">d.</text:span>WordPress</text:p>
              </text:section>
              <text:section text:style-name="Sect3" text:name="yui_3_17_2_1_1683239158756_139">
                <text:section text:style-name="Sect1" text:name="yui_3_17_2_1_1683239158756_138">
                  <text:section text:style-name="Sect1" text:name="yui_3_17_2_1_1683239158756_137">
                    <text:p text:style-name="P14"><draw:frame draw:style-name="fr1" draw:name="Marco20" text:anchor-type="char" svg:width="0.041cm" draw:z-index="9"><draw:text-box fo:min-height="0.041cm"><text:h text:style-name="P6" text:outline-level="4">Retroalimentación</text:h></draw:text-box></draw:frame>Correcto! Prestashop es el CMS más especializado para crear un comercio online.<text:line-break/></text:p>
                  </text:section>
                </text:section>
              </text:section>
            </text:section>
          </text:section>
          <text:p text:style-name="Standard"><text:line-break/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5T00:26:31.516000000</meta:creation-date>
    <dc:date>2023-05-05T00:33:55.964000000</dc:date>
    <meta:editing-duration>PT7M25S</meta:editing-duration>
    <meta:editing-cycles>1</meta:editing-cycles>
    <meta:document-statistic meta:table-count="0" meta:image-count="0" meta:object-count="0" meta:page-count="3" meta:paragraph-count="83" meta:word-count="410" meta:character-count="2749" meta:non-whitespace-character-count="2418"/>
    <meta:generator>LibreOffice/7.5.0.3$Windows_X86_64 LibreOffice_project/c21113d003cd3efa8c53188764377a8272d9d6de</meta:generator>
  </office:meta>
</office:document-meta>
</file>